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9f64" officeooo:paragraph-rsid="00159f64"/>
    </style:style>
    <style:style style:name="P2" style:family="paragraph" style:parent-style-name="Standard">
      <style:text-properties fo:font-weight="bold" officeooo:rsid="0016d9ff" officeooo:paragraph-rsid="0016d9ff" style:font-weight-asian="bold" style:font-weight-complex="bold"/>
    </style:style>
    <style:style style:name="P3" style:family="paragraph" style:parent-style-name="Standard">
      <style:text-properties fo:font-weight="bold" officeooo:rsid="001b0632" officeooo:paragraph-rsid="001b0632" style:font-weight-asian="bold" style:font-weight-complex="bold"/>
    </style:style>
    <style:style style:name="P4" style:family="paragraph" style:parent-style-name="Standard">
      <style:text-properties fo:font-weight="bold" officeooo:rsid="00360226" officeooo:paragraph-rsid="00360226" style:font-weight-asian="bold" style:font-weight-complex="bold"/>
    </style:style>
    <style:style style:name="P5" style:family="paragraph" style:parent-style-name="Standard">
      <style:text-properties fo:font-weight="bold" officeooo:rsid="003daf97" officeooo:paragraph-rsid="003daf97" style:font-weight-asian="bold" style:font-weight-complex="bold"/>
    </style:style>
    <style:style style:name="P6" style:family="paragraph" style:parent-style-name="Standard">
      <style:text-properties fo:font-weight="bold" officeooo:rsid="00223cb2" officeooo:paragraph-rsid="00223cb2" style:font-weight-asian="bold" style:font-weight-complex="bold"/>
    </style:style>
    <style:style style:name="P7" style:family="paragraph" style:parent-style-name="Standard">
      <style:text-properties fo:font-weight="normal" officeooo:rsid="001b0632" officeooo:paragraph-rsid="001b0632" style:font-weight-asian="normal" style:font-weight-complex="normal"/>
    </style:style>
    <style:style style:name="P8" style:family="paragraph" style:parent-style-name="Standard">
      <style:text-properties fo:font-weight="normal" officeooo:rsid="001c7290" officeooo:paragraph-rsid="001c7290" style:font-weight-asian="normal" style:font-weight-complex="normal"/>
    </style:style>
    <style:style style:name="P9" style:family="paragraph" style:parent-style-name="Standard">
      <style:text-properties fo:font-weight="normal" officeooo:rsid="00223cb2" officeooo:paragraph-rsid="00223cb2" style:font-weight-asian="normal" style:font-weight-complex="normal"/>
    </style:style>
    <style:style style:name="P10" style:family="paragraph" style:parent-style-name="Standard">
      <style:text-properties fo:font-weight="normal" officeooo:rsid="0023cc4d" officeooo:paragraph-rsid="002827eb" style:font-weight-asian="normal" style:font-weight-complex="normal"/>
    </style:style>
    <style:style style:name="P11" style:family="paragraph" style:parent-style-name="Standard">
      <style:text-properties fo:font-weight="normal" officeooo:rsid="0023cc4d" officeooo:paragraph-rsid="0079d9a2" style:font-weight-asian="normal" style:font-weight-complex="normal"/>
    </style:style>
    <style:style style:name="P12" style:family="paragraph" style:parent-style-name="Standard">
      <style:text-properties fo:font-weight="normal" officeooo:rsid="002827eb" officeooo:paragraph-rsid="002827eb" style:font-weight-asian="normal" style:font-weight-complex="normal"/>
    </style:style>
    <style:style style:name="P13" style:family="paragraph" style:parent-style-name="Standard">
      <style:text-properties fo:font-weight="normal" officeooo:rsid="00360226" officeooo:paragraph-rsid="00360226" style:font-weight-asian="normal" style:font-weight-complex="normal"/>
    </style:style>
    <style:style style:name="P14" style:family="paragraph" style:parent-style-name="Standard">
      <style:text-properties fo:font-weight="normal" officeooo:rsid="003daf97" officeooo:paragraph-rsid="003daf97" style:font-weight-asian="normal" style:font-weight-complex="normal"/>
    </style:style>
    <style:style style:name="P15" style:family="paragraph" style:parent-style-name="Standard">
      <style:text-properties fo:font-weight="normal" officeooo:rsid="0079d9a2" officeooo:paragraph-rsid="0079d9a2" style:font-weight-asian="normal" style:font-weight-complex="normal"/>
    </style:style>
    <style:style style:name="P16" style:family="paragraph" style:parent-style-name="Standard">
      <style:text-properties officeooo:rsid="0016d9ff" officeooo:paragraph-rsid="0070c68c"/>
    </style:style>
    <style:style style:name="P17" style:family="paragraph" style:parent-style-name="Standard" style:list-style-name="L1">
      <style:text-properties officeooo:rsid="0070c68c" officeooo:paragraph-rsid="007952fb"/>
    </style:style>
    <style:style style:name="P18" style:family="paragraph" style:parent-style-name="Standard" style:list-style-name="L1">
      <style:text-properties officeooo:rsid="00726de7" officeooo:paragraph-rsid="00726de7"/>
    </style:style>
    <style:style style:name="P19" style:family="paragraph" style:parent-style-name="Standard" style:list-style-name="L2">
      <style:text-properties fo:font-weight="normal" officeooo:rsid="00223cb2" officeooo:paragraph-rsid="007952fb" style:font-weight-asian="normal" style:font-weight-complex="normal"/>
    </style:style>
    <style:style style:name="P20" style:family="paragraph" style:parent-style-name="Standard" style:list-style-name="L2">
      <style:text-properties fo:font-weight="normal" officeooo:rsid="00200abc" officeooo:paragraph-rsid="007952fb" style:font-weight-asian="normal" style:font-weight-complex="normal"/>
    </style:style>
    <style:style style:name="P21" style:family="paragraph" style:parent-style-name="Standard" style:list-style-name="L2">
      <style:text-properties fo:font-weight="normal" officeooo:rsid="00200abc" officeooo:paragraph-rsid="0080c288" style:font-weight-asian="normal" style:font-weight-complex="normal"/>
    </style:style>
    <style:style style:name="P22" style:family="paragraph" style:parent-style-name="Standard" style:list-style-name="L2">
      <style:text-properties fo:font-weight="normal" officeooo:rsid="0021acbb" officeooo:paragraph-rsid="0079d9a2" style:font-weight-asian="normal" style:font-weight-complex="normal"/>
    </style:style>
    <style:style style:name="P23" style:family="paragraph" style:parent-style-name="Standard" style:list-style-name="L3">
      <style:text-properties fo:font-weight="normal" officeooo:rsid="002827eb" officeooo:paragraph-rsid="002827eb" style:font-weight-asian="normal" style:font-weight-complex="normal"/>
    </style:style>
    <style:style style:name="P24" style:family="paragraph" style:parent-style-name="Standard" style:list-style-name="L3">
      <style:text-properties fo:font-weight="normal" officeooo:rsid="002827eb" officeooo:paragraph-rsid="007b925c" style:font-weight-asian="normal" style:font-weight-complex="normal"/>
    </style:style>
    <style:style style:name="P25" style:family="paragraph" style:parent-style-name="Standard">
      <style:text-properties fo:font-weight="normal" officeooo:rsid="0054c909" officeooo:paragraph-rsid="0054c909" style:font-weight-asian="normal" style:font-weight-complex="normal"/>
    </style:style>
    <style:style style:name="P26" style:family="paragraph" style:parent-style-name="Standard">
      <style:text-properties fo:font-weight="bold" officeooo:rsid="00818d27" officeooo:paragraph-rsid="00818d27" style:font-weight-asian="bold" style:font-weight-complex="bold"/>
    </style:style>
    <style:style style:name="P27" style:family="paragraph" style:parent-style-name="Standard">
      <style:text-properties fo:font-weight="bold" officeooo:rsid="0085316c" officeooo:paragraph-rsid="0085316c" style:font-weight-asian="bold" style:font-weight-complex="bold"/>
    </style:style>
    <style:style style:name="T1" style:family="text">
      <style:text-properties officeooo:rsid="001b0632"/>
    </style:style>
    <style:style style:name="T2" style:family="text">
      <style:text-properties officeooo:rsid="001e5d1f"/>
    </style:style>
    <style:style style:name="T3" style:family="text">
      <style:text-properties officeooo:rsid="00223cb2"/>
    </style:style>
    <style:style style:name="T4" style:family="text">
      <style:text-properties officeooo:rsid="00251aca"/>
    </style:style>
    <style:style style:name="T5" style:family="text">
      <style:text-properties officeooo:rsid="0029b920"/>
    </style:style>
    <style:style style:name="T6" style:family="text">
      <style:text-properties officeooo:rsid="002a9199"/>
    </style:style>
    <style:style style:name="T7" style:family="text">
      <style:text-properties officeooo:rsid="00331985"/>
    </style:style>
    <style:style style:name="T8" style:family="text">
      <style:text-properties officeooo:rsid="00382c77"/>
    </style:style>
    <style:style style:name="T9" style:family="text">
      <style:text-properties officeooo:rsid="0038a9ff"/>
    </style:style>
    <style:style style:name="T10" style:family="text">
      <style:text-properties officeooo:rsid="003b0cb9"/>
    </style:style>
    <style:style style:name="T11" style:family="text">
      <style:text-properties officeooo:rsid="00421fab"/>
    </style:style>
    <style:style style:name="T12" style:family="text">
      <style:text-properties officeooo:rsid="004dda86"/>
    </style:style>
    <style:style style:name="T13" style:family="text">
      <style:text-properties officeooo:rsid="0016d9ff"/>
    </style:style>
    <style:style style:name="T14" style:family="text">
      <style:text-properties officeooo:rsid="0054c909"/>
    </style:style>
    <style:style style:name="T15" style:family="text">
      <style:text-properties officeooo:rsid="005af03b"/>
    </style:style>
    <style:style style:name="T16" style:family="text">
      <style:text-properties officeooo:rsid="005dbb75"/>
    </style:style>
    <style:style style:name="T17" style:family="text">
      <style:text-properties fo:font-weight="normal" style:font-weight-asian="normal" style:font-weight-complex="normal"/>
    </style:style>
    <style:style style:name="T18" style:family="text">
      <style:text-properties fo:font-weight="normal" officeooo:rsid="00583e9f" style:font-weight-asian="normal" style:font-weight-complex="normal"/>
    </style:style>
    <style:style style:name="T19" style:family="text">
      <style:text-properties fo:font-weight="normal" officeooo:rsid="007952fb" style:font-weight-asian="normal" style:font-weight-complex="normal"/>
    </style:style>
    <style:style style:name="T20" style:family="text">
      <style:text-properties fo:font-weight="normal" officeooo:rsid="007fe965" style:font-weight-asian="normal" style:font-weight-complex="normal"/>
    </style:style>
    <style:style style:name="T21" style:family="text">
      <style:text-properties fo:font-weight="normal" officeooo:rsid="0085732a" style:font-weight-asian="normal" style:font-weight-complex="normal"/>
    </style:style>
    <style:style style:name="T22" style:family="text">
      <style:text-properties officeooo:rsid="00726de7"/>
    </style:style>
    <style:style style:name="T23" style:family="text">
      <style:text-properties fo:font-weight="bold" style:font-weight-asian="bold"/>
    </style:style>
    <style:style style:name="T24" style:family="text">
      <style:text-properties fo:font-weight="bold" officeooo:rsid="007952fb" style:font-weight-asian="bold" style:font-weight-complex="bold"/>
    </style:style>
    <style:style style:name="T25" style:family="text">
      <style:text-properties fo:font-weight="bold" officeooo:rsid="0079d9a2" style:font-weight-asian="bold" style:font-weight-complex="bold"/>
    </style:style>
    <style:style style:name="T26" style:family="text">
      <style:text-properties fo:font-weight="bold" officeooo:rsid="007b925c" style:font-weight-asian="bold" style:font-weight-complex="bold"/>
    </style:style>
    <style:style style:name="T27" style:family="text">
      <style:text-properties fo:font-weight="bold" officeooo:rsid="007cdf4e" style:font-weight-asian="bold" style:font-weight-complex="bold"/>
    </style:style>
    <style:style style:name="T28" style:family="text">
      <style:text-properties fo:font-weight="bold" officeooo:rsid="00223cb2" style:font-weight-asian="bold"/>
    </style:style>
    <style:style style:name="T29" style:family="text">
      <style:text-properties fo:font-weight="bold" officeooo:rsid="005af03b" style:font-weight-asian="bold"/>
    </style:style>
    <style:style style:name="T30" style:family="text">
      <style:text-properties officeooo:rsid="007952fb"/>
    </style:style>
    <style:style style:name="T31" style:family="text">
      <style:text-properties officeooo:rsid="0079d9a2"/>
    </style:style>
    <style:style style:name="T32" style:family="text">
      <style:text-properties officeooo:rsid="007b925c"/>
    </style:style>
    <style:style style:name="T33" style:family="text">
      <style:text-properties officeooo:rsid="007cdf4e"/>
    </style:style>
    <style:style style:name="T34" style:family="text">
      <style:text-properties officeooo:rsid="007fe965"/>
    </style:style>
    <style:style style:name="T35" style:family="text">
      <style:text-properties officeooo:rsid="0080c2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yoos – <text:span text:style-name="T1">das</text:span> Netzwerk <text:span text:style-name="T9">für</text:span> eine<text:span text:style-name="T9">n</text:span> sozialen Wandel</text:p>
      <text:p text:style-name="P1"/>
      <text:p text:style-name="P16">Diese <text:span text:style-name="T11">Internetp</text:span>lattform widmet sich der Frage, was <text:span text:style-name="T11">jeder Einzelne tun kann um unsere Welt zum Positiven zu verändern</text:span>.<text:span text:style-name="T16"> Die Vision ist ein modernes, soziales Netzwerk welches inspiriert, die Augen öffnet und Wege für ein achtsames Leben aufzeigt. Elyoos wurde im Gegensatz zu anderen sozialen Netzwerken von Grund auf als unterstützendes Werkzeug für einen sozialen Wandel konzipiert. Daraus ergeben sich einige Vorteile gegenüber bestehenden Plattformen:</text:span></text:p>
      <text:p text:style-name="P16"/>
      <text:list xml:id="list7772475353428118069" text:style-name="L1">
        <text:list-item>
          <text:p text:style-name="P17"><text:span text:style-name="T23">Inhalte zum sozialen Wandel auf einen Blick</text:span>: Beiträge werden <text:span text:style-name="T34">explizit</text:span> zum Themengebiet erstellt und geteilt. Dadurch gehen die relevanten Informationen nicht in der Flut von allgemeinen Beiträgen unter.</text:p>
        </text:list-item>
        <text:list-item>
          <text:p text:style-name="P17"><text:span text:style-name="T23">Filtermöglichkeiten</text:span>: Übersichtliche, <text:span text:style-name="T34">zeitgemässe</text:span> Darstellung mit <text:span text:style-name="T22">detaillierten Filtermöglichkeiten um die Informationen zu finden welche wirklich interessieren.</text:span></text:p>
        </text:list-item>
        <text:list-item>
          <text:p text:style-name="P17"><text:span text:style-name="T23">Werbefrei</text:span>: Das Projekt wird ausschliesslich über Spenden finanziert. <text:span text:style-name="T30">Grössere</text:span><text:span text:style-name="T18"> Sponsoren werden auf der Startseite </text:span><text:span text:style-name="T20">erwähnt</text:span><text:span text:style-name="T18">.</text:span></text:p>
        </text:list-item>
        <text:list-item>
          <text:p text:style-name="P18"><text:span text:style-name="T24">Datenschutz:</text:span><text:span text:style-name="T19"> </text:span><text:span text:style-name="T18">D</text:span><text:span text:style-name="T17">eine Daten werden nicht an Dritte weitergegeben.</text:span></text:p>
        </text:list-item>
      </text:list>
      <text:p text:style-name="P7"/>
      <text:p text:style-name="P3">Was bereits umgesetzt <text:span text:style-name="T14">wurde</text:span></text:p>
      <text:p text:style-name="P7"/>
      <text:p text:style-name="P8">Elyoos kann von jedem der ein Benutzerkonto erstellt <text:span text:style-name="T12">hat verwendet</text:span> werden. <text:span text:style-name="T2">Folgende Funktionen werden zum Zeitpunkt dieser Kampagne angeboten:</text:span></text:p>
      <text:p text:style-name="P8"/>
      <text:list xml:id="list4623661505948943249" text:style-name="L2">
        <text:list-item>
          <text:p text:style-name="P19"><text:span text:style-name="T23">„Soziales“ Netzwerk: </text:span>Du kannst Dich mit Leuten vernetzten und sie zu <text:span text:style-name="T10">D</text:span>einen Kontakten hinzufügen.</text:p>
        </text:list-item>
        <text:list-item>
          <text:p text:style-name="P20"><text:span text:style-name="T28">Blog:</text:span><text:span text:style-name="T3"> Schreibe Beiträge um Deine Gedanken mit Anderen zu teilen.</text:span></text:p>
        </text:list-item>
        <text:list-item>
          <text:p text:style-name="P22"><text:span text:style-name="T29">Filterfunktion: </text:span><text:span text:style-name="T15">In einer übersichtlichen Darstellung werden Dir die </text:span>Beiträge <text:span text:style-name="T15">angezeigt welche</text:span> am meisten empfohlen wurden. Filtere nach Themengebiet <text:span text:style-name="T3">und finde das was Dich interessiert.</text:span></text:p>
        </text:list-item>
        <text:list-item>
          <text:p text:style-name="P21"><text:span text:style-name="T25">Empfehlungen:</text:span> <text:span text:style-name="T35">Teile </text:span>Bücher, Videos, <text:span text:style-name="T6">Blogs</text:span> oder Weblinks zu den Themen Umwelt, Gesundheit, Spiritualität, Persönliche Entwicklung, Gesellschaft, Bildung, Wirtschaft und Politik.</text:p>
        </text:list-item>
        <text:list-item>
          <text:p text:style-name="P22"><text:span text:style-name="T25">Nachrichten</text:span><text:span text:style-name="T31">: </text:span>Schreibe Nachrichten an <text:span text:style-name="T3">andere User von Elyoos.</text:span></text:p>
        </text:list-item>
      </text:list>
      <text:p text:style-name="P9"/>
      <text:p text:style-name="P6">Wofür wird das Geld benötigt?</text:p>
      <text:p text:style-name="P6"/>
      <text:p text:style-name="P11">Vor <text:span text:style-name="T4">knapp</text:span> zwei Jahren habe ich meinen Job gekünd<text:span text:style-name="T7">et</text:span> <text:span text:style-name="T4">um</text:span> mich <text:span text:style-name="T15">voll und ganz diesem Projekt zu widmen. Damit aus dieser Vision Realität wird, bin ich auf Deine Unterstützung angewiesen. Zum Zeitpunkt wo ich dies schreibe befinden sich ca. dreissig Personen auf der Plattform um das Grundkonzept zu testen. Ein Ziel ist es nun, möglichst viele Leute zu mobilisieren die Elyoos aktiv nutzen und es mit Leben füllen. Ausserdem möchte ich in den nächsten Monaten möglichst viel Feedback und Ideen sammeln was noch implementiert werden soll, nebst dem Feinschliff der bestehenden Funktionen. Dies sind einige meiner Ideen:</text:span></text:p>
      <text:p text:style-name="P10"/>
      <text:list xml:id="list2218717304277706370" text:style-name="L3">
        <text:list-item>
          <text:p text:style-name="P23"><text:span text:style-name="T26">Empfehlungen für </text:span><text:span text:style-name="T27">ortsgebundene Beiträge:</text:span><text:span text:style-name="T26"> </text:span>Alle Beiträge die zur Zeit erstellt werden sind ortsunabhängig. Doch wäre es <text:span text:style-name="T6">zum</text:span> Beispiel interessant zu wissen, <text:span text:style-name="T33">welche Meditationsgruppen</text:span> es in meiner Umgebung gibt und ob jemand den ich kenne eine davon empfohlen hat. Dazu sollen diese Informationen auf einer Karte angezeigt werden.</text:p>
        </text:list-item>
        <text:list-item>
          <text:p text:style-name="P24"><text:span text:style-name="T23">Forum zu aktuellen Themen des sozialen Wandels:</text:span> Ein Forum in dem Fragen zu aktuellen Themen gestellt und diskutiert werden <text:span text:style-name="T5">können</text:span>. Ich stelle mir das so vor, das zu einer Frage Antworten geschrieben werden <text:span text:style-name="T5">und diese von anderen Usern bewertet werden</text:span>. Es <text:span text:style-name="T5">wird</text:span> die Antwort an erster Stelle erscheinen <text:span text:style-name="T5">welche die beste Bewertung erhielt.</text:span></text:p>
        </text:list-item>
        <text:list-item>
          <text:p text:style-name="P24"><text:soft-page-break/><text:span text:style-name="T23">Nutzbarkeit für englischsprachige Nutzer</text:span>: Im Moment ist die Seite für den deutschsprachigen Raum konzipiert. Eine Übersetzung ins Englische soll folgen.</text:p>
        </text:list-item>
      </text:list>
      <text:p text:style-name="P12"/>
      <text:p text:style-name="P13">Ich bin der Überzeugung das die Zeit reif ist für ein soziales Netzwerk das einen echten Beitrag zur Verbesserung unserer Welt leistet. <text:span text:style-name="T8">Damit dies möglich wird Danke ich Dir vielmals für Deine Unterstützung!</text:span></text:p>
      <text:p text:style-name="P13"/>
      <text:p text:style-name="P4">Über den Initiant</text:p>
      <text:p text:style-name="P13"/>
      <text:p text:style-name="P15">Neben sozialen Themen interessiere <text:span text:style-name="T32">ich mich leidenschaftlich für das Programmieren von unterschiedlichster Software. Einige Jahre arbeitete ich als Softwareentwickler für verschiedene Unternehmen. Heute verwende ich mein Wissen um eigene Projekte umzusetzen die mir am Herzen liegen.</text:span></text:p>
      <text:p text:style-name="P12"/>
      <text:p text:style-name="P5">Übersicht</text:p>
      <text:p text:style-name="P14"/>
      <text:p text:style-name="P25">Elyoos ist ein soziales Netzwerk das sich der Frage widmet, <text:span text:style-name="T13">was jeder Einzelne tun kann um unsere Welt zum Positiven zu verändern. Hilf mit eine Plattform zu erschaffen die einen positiven Beitrag zur Entwicklung der Gesellschaft leistet.</text:span></text:p>
      <text:p text:style-name="P25"/>
      <text:p text:style-name="P26">Belohnungen</text:p>
      <text:p text:style-name="P26"/>
      <text:p text:style-name="P26">20 Franken: <text:span text:style-name="T17">Danke! Dein Name kommt auf die SpennderInnen- Ehrentafel von Elyoos.</text:span></text:p>
      <text:p text:style-name="P26"><text:span text:style-name="T17"/></text:p>
      <text:p text:style-name="P27">80 Franken:<text:span text:style-name="T17"> Vielen Dank! Dein Benutzerkonto er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3:44:37.822000000</meta:creation-date>
    <meta:generator>LibreOffice/5.1.4.2$Windows_x86 LibreOffice_project/f99d75f39f1c57ebdd7ffc5f42867c12031db97a</meta:generator>
    <dc:date>2016-09-08T09:00:24.838000000</dc:date>
    <meta:editing-duration>PT23H50M44S</meta:editing-duration>
    <meta:editing-cycles>55</meta:editing-cycles>
    <meta:print-date>2016-08-29T10:46:38.796000000</meta:print-date>
    <meta:document-statistic meta:table-count="0" meta:image-count="0" meta:object-count="0" meta:page-count="2" meta:paragraph-count="26" meta:word-count="600" meta:character-count="4155" meta:non-whitespace-character-count="3592"/>
  </office:meta>
</office:document-meta>
</file>